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9.28mm"/>
    </style:style>
    <style:style style:name="co3" style:family="table-column">
      <style:table-column-properties fo:break-before="auto" style:column-width="47.38mm"/>
    </style:style>
    <style:style style:name="co4" style:family="table-column">
      <style:table-column-properties fo:break-before="auto" style:column-width="39.4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All Code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New</text:p>
          </table:table-cell>
          <table:table-cell table:style-name="ce2" office:value-type="string" calcext:value-type="string">
            <text:p>Totals</text:p>
          </table:table-cell>
          <table:table-cell table:style-name="ce2" office:value-type="string" calcext:value-type="string">
            <text:p>Times Less Bytes Than Old</text:p>
          </table:table-cell>
          <table:table-cell table:style-name="ce2" office:value-type="string" calcext:value-type="string">
            <text:p>As Percentage of Old Bytes</text:p>
          </table:table-cell>
          <table:table-cell table:style-name="ce2" office:value-type="string" calcext:value-type="string">
            <text:p>As Percentage of Total</text:p>
          </table:table-cell>
        </table:table-row>
        <table:table-row table:style-name="ro1">
          <table:table-cell table:style-name="ce2" office:value-type="string" calcext:value-type="string">
            <text:p>Overall</text:p>
          </table:table-cell>
          <table:table-cell table:style-name="ce2" table:formula="of:=SUM([.B17];[.B28];[.B39])" office:value-type="float" office:value="717641" calcext:value-type="float">
            <text:p>717641</text:p>
          </table:table-cell>
          <table:table-cell table:style-name="ce2" table:formula="of:=[.B8]/[.B3]" office:value-type="float" office:value="8.78877600360069" calcext:value-type="float">
            <text:p>8.7887760036</text:p>
          </table:table-cell>
          <table:table-cell table:style-name="ce2" table:formula="of:=([.B3]/[.B8])*100" office:value-type="float" office:value="11.3781486704213" calcext:value-type="float">
            <text:p>11.3781486704</text:p>
          </table:table-cell>
          <table:table-cell table:style-name="ce2" office:value-type="string" calcext:value-type="string">
            <text:p>n/a</text:p>
          </table:table-cell>
        </table:table-row>
        <table:table-row table:style-name="ro1">
          <table:table-cell table:style-name="ce2" office:value-type="string" calcext:value-type="string">
            <text:p>Project code</text:p>
          </table:table-cell>
          <table:table-cell table:style-name="ce2" table:formula="of:=SUM([.B18];[.B29];[.B40])" office:value-type="float" office:value="94414" calcext:value-type="float">
            <text:p>94414</text:p>
          </table:table-cell>
          <table:table-cell table:style-name="ce2" table:formula="of:=[.B9]/[.B4]" office:value-type="float" office:value="3.45428644057025" calcext:value-type="float">
            <text:p>3.4542864406</text:p>
          </table:table-cell>
          <table:table-cell table:formula="of:=([.B4]/[.B9])*100" office:value-type="float" office:value="28.949538991761" calcext:value-type="float">
            <text:p>28.9495389918</text:p>
          </table:table-cell>
          <table:table-cell table:style-name="ce2" table:formula="of:=([.B4]/[.B3])*100" office:value-type="float" office:value="13.1561602528284" calcext:value-type="float">
            <text:p>13.1561602528</text:p>
          </table:table-cell>
        </table:table-row>
        <table:table-row table:style-name="ro1">
          <table:table-cell table:style-name="ce2" office:value-type="string" calcext:value-type="string">
            <text:p>Libraries</text:p>
          </table:table-cell>
          <table:table-cell table:style-name="ce2" table:formula="of:=SUM([.B19];[.B30];[.B41])" office:value-type="float" office:value="623227" calcext:value-type="float">
            <text:p>623227</text:p>
          </table:table-cell>
          <table:table-cell table:style-name="ce2" table:formula="of:=[.B10]/[.B5]" office:value-type="float" office:value="9.59690931233724" calcext:value-type="float">
            <text:p>9.5969093123</text:p>
          </table:table-cell>
          <table:table-cell table:style-name="ce2" table:formula="of:=([.B5]/[.B10])*100" office:value-type="float" office:value="10.4200213574432" calcext:value-type="float">
            <text:p>10.4200213574</text:p>
          </table:table-cell>
          <table:table-cell table:style-name="ce2" table:formula="of:=([.B5]/[.B3])*100" office:value-type="float" office:value="86.8438397471716" calcext:value-type="float">
            <text:p>86.843839747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Old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Overall</text:p>
          </table:table-cell>
          <table:table-cell table:style-name="ce2" table:formula="of:=SUM([.B22];[.B33];[.B44])" office:value-type="float" office:value="6307186" calcext:value-type="float">
            <text:p>6307186</text:p>
          </table:table-cell>
          <table:table-cell table:number-columns-repeated="3" table:style-name="ce2" office:value-type="string" calcext:value-type="string">
            <text:p>n/a</text:p>
          </table:table-cell>
        </table:table-row>
        <table:table-row table:style-name="ro1">
          <table:table-cell table:style-name="ce2" office:value-type="string" calcext:value-type="string">
            <text:p>Project total</text:p>
          </table:table-cell>
          <table:table-cell table:style-name="ce2" table:formula="of:=SUM([.B23];[.B34];[.B45])" office:value-type="float" office:value="326133" calcext:value-type="float">
            <text:p>326133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table:formula="of:=([.B9]/[.B8])*100" office:value-type="float" office:value="5.17081627210613" calcext:value-type="float">
            <text:p>5.1708162721</text:p>
          </table:table-cell>
        </table:table-row>
        <table:table-row table:style-name="ro1">
          <table:table-cell table:style-name="ce2" office:value-type="string" calcext:value-type="string">
            <text:p>Libraries total</text:p>
          </table:table-cell>
          <table:table-cell table:style-name="ce2" table:formula="of:=SUM([.B24];[.B35];[.B46])" office:value-type="float" office:value="5981053" calcext:value-type="float">
            <text:p>5981053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table:formula="of:=([.B10]/[.B8])*100" office:value-type="float" office:value="94.8291837278939" calcext:value-type="float">
            <text:p>94.8291837279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style-name="ce1" office:value-type="string" calcext:value-type="string">
            <text:p>J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Totals</text:p>
          </table:table-cell>
          <table:table-cell office:value-type="string" calcext:value-type="string">
            <text:p>Times Less Bytes Than Old</text:p>
          </table:table-cell>
          <table:table-cell office:value-type="string" calcext:value-type="string">
            <text:p>As Percentage of Old Bytes</text:p>
          </table:table-cell>
          <table:table-cell/>
        </table:table-row>
        <table:table-row table:style-name="ro1">
          <table:table-cell office:value-type="string" calcext:value-type="string">
            <text:p>Overall</text:p>
          </table:table-cell>
          <table:table-cell office:value-type="float" office:value="648510" calcext:value-type="float">
            <text:p>648510</text:p>
          </table:table-cell>
          <table:table-cell office:value-type="float" office:value="7.81610615102311" calcext:value-type="float">
            <text:p>7.816106151</text:p>
          </table:table-cell>
          <table:table-cell office:value-type="float" office:value="12.7940944081101" calcext:value-type="float">
            <text:p>12.7940944081</text:p>
          </table:table-cell>
          <table:table-cell office:value-type="string" calcext:value-type="string">
            <text:p>As Percentage of Total</text:p>
          </table:table-cell>
        </table:table-row>
        <table:table-row table:style-name="ro1">
          <table:table-cell office:value-type="string" calcext:value-type="string">
            <text:p>Project</text:p>
          </table:table-cell>
          <table:table-cell office:value-type="float" office:value="53682" calcext:value-type="float">
            <text:p>53682</text:p>
          </table:table-cell>
          <table:table-cell office:value-type="float" office:value="0.986196490443724" calcext:value-type="float">
            <text:p>0.9861964904</text:p>
          </table:table-cell>
          <table:table-cell office:value-type="float" office:value="101.399671332238" calcext:value-type="float">
            <text:p>101.3996713322</text:p>
          </table:table-cell>
          <table:table-cell office:value-type="float" office:value="8.27774436785863" calcext:value-type="float">
            <text:p>8.2777443679</text:p>
          </table:table-cell>
        </table:table-row>
        <table:table-row table:style-name="ro1">
          <table:table-cell office:value-type="string" calcext:value-type="string">
            <text:p>Libraries</text:p>
          </table:table-cell>
          <table:table-cell office:value-type="float" office:value="594828" calcext:value-type="float">
            <text:p>594828</text:p>
          </table:table-cell>
          <table:table-cell office:value-type="float" office:value="8.43249140928134" calcext:value-type="float">
            <text:p>8.4324914093</text:p>
          </table:table-cell>
          <table:table-cell office:value-type="float" office:value="11.8588914173021" calcext:value-type="float">
            <text:p>11.8588914173</text:p>
          </table:table-cell>
          <table:table-cell office:value-type="float" office:value="91.7222556321414" calcext:value-type="float">
            <text:p>91.722255632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ld</text:p>
          </table:table-cell>
          <table:table-cell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verall</text:p>
          </table:table-cell>
          <table:table-cell office:value-type="float" office:value="5068823" calcext:value-type="float">
            <text:p>50688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ject</text:p>
          </table:table-cell>
          <table:table-cell office:value-type="float" office:value="52941" calcext:value-type="float">
            <text:p>52941</text:p>
          </table:table-cell>
          <table:table-cell table:number-columns-repeated="2"/>
          <table:table-cell office:value-type="float" office:value="1.04444365092251" calcext:value-type="float">
            <text:p>1.0444436509</text:p>
          </table:table-cell>
        </table:table-row>
        <table:table-row table:style-name="ro1">
          <table:table-cell office:value-type="string" calcext:value-type="string">
            <text:p>Libraries</text:p>
          </table:table-cell>
          <table:table-cell office:value-type="float" office:value="5015882" calcext:value-type="float">
            <text:p>5015882</text:p>
          </table:table-cell>
          <table:table-cell table:number-columns-repeated="2"/>
          <table:table-cell office:value-type="float" office:value="98.9555563490775" calcext:value-type="float">
            <text:p>98.955556349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HTM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imes Less Lines Than Old</text:p>
          </table:table-cell>
          <table:table-cell office:value-type="string" calcext:value-type="string">
            <text:p>As Percentage of Old Lines</text:p>
          </table:table-cell>
          <table:table-cell/>
        </table:table-row>
        <table:table-row table:style-name="ro1">
          <table:table-cell office:value-type="string" calcext:value-type="string">
            <text:p>Overall</text:p>
          </table:table-cell>
          <table:table-cell office:value-type="float" office:value="35279" calcext:value-type="float">
            <text:p>35279</text:p>
          </table:table-cell>
          <table:table-cell office:value-type="float" office:value="11.1008531987868" calcext:value-type="float">
            <text:p>11.1008531988</text:p>
          </table:table-cell>
          <table:table-cell office:value-type="float" office:value="9.00831658695647" calcext:value-type="float">
            <text:p>9.008316587</text:p>
          </table:table-cell>
          <table:table-cell office:value-type="string" calcext:value-type="string">
            <text:p>As Percentage of Total</text:p>
          </table:table-cell>
        </table:table-row>
        <table:table-row table:style-name="ro1">
          <table:table-cell office:value-type="string" calcext:value-type="string">
            <text:p>Project</text:p>
          </table:table-cell>
          <table:table-cell office:value-type="float" office:value="33221" calcext:value-type="float">
            <text:p>33221</text:p>
          </table:table-cell>
          <table:table-cell office:value-type="float" office:value="1.29836549170705" calcext:value-type="float">
            <text:p>1.2983654917</text:p>
          </table:table-cell>
          <table:table-cell office:value-type="float" office:value="77.0199151461758" calcext:value-type="float">
            <text:p>77.0199151462</text:p>
          </table:table-cell>
          <table:table-cell office:value-type="float" office:value="94.1665013180646" calcext:value-type="float">
            <text:p>94.1665013181</text:p>
          </table:table-cell>
        </table:table-row>
        <table:table-row table:style-name="ro1">
          <table:table-cell office:value-type="string" calcext:value-type="string">
            <text:p>Libraries</text:p>
          </table:table-cell>
          <table:table-cell office:value-type="float" office:value="2058" calcext:value-type="float">
            <text:p>2058</text:p>
          </table:table-cell>
          <table:table-cell office:value-type="float" office:value="169.336248785228" calcext:value-type="float">
            <text:p>169.3362487852</text:p>
          </table:table-cell>
          <table:table-cell office:value-type="float" office:value="0.590541013618599" calcext:value-type="float">
            <text:p>0.5905410136</text:p>
          </table:table-cell>
          <table:table-cell office:value-type="float" office:value="5.83349868193543" calcext:value-type="float">
            <text:p>5.833498681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verall</text:p>
          </table:table-cell>
          <table:table-cell office:value-type="float" office:value="391627" calcext:value-type="float">
            <text:p>3916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ject</text:p>
          </table:table-cell>
          <table:table-cell office:value-type="float" office:value="43133" calcext:value-type="float">
            <text:p>43133</text:p>
          </table:table-cell>
          <table:table-cell table:number-columns-repeated="2"/>
          <table:table-cell office:value-type="float" office:value="11.0137962908584" calcext:value-type="float">
            <text:p>11.0137962909</text:p>
          </table:table-cell>
        </table:table-row>
        <table:table-row table:style-name="ro1">
          <table:table-cell office:value-type="string" calcext:value-type="string">
            <text:p>Libraries</text:p>
          </table:table-cell>
          <table:table-cell office:value-type="float" office:value="348494" calcext:value-type="float">
            <text:p>348494</text:p>
          </table:table-cell>
          <table:table-cell table:number-columns-repeated="2"/>
          <table:table-cell office:value-type="float" office:value="88.9862037091416" calcext:value-type="float">
            <text:p>88.986203709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C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imes Less Lines Than Old</text:p>
          </table:table-cell>
          <table:table-cell office:value-type="string" calcext:value-type="string">
            <text:p>As Percentage of Old Lines</text:p>
          </table:table-cell>
          <table:table-cell/>
        </table:table-row>
        <table:table-row table:style-name="ro1">
          <table:table-cell office:value-type="string" calcext:value-type="string">
            <text:p>Overall</text:p>
          </table:table-cell>
          <table:table-cell office:value-type="float" office:value="33852" calcext:value-type="float">
            <text:p>33852</text:p>
          </table:table-cell>
          <table:table-cell office:value-type="float" office:value="25.0128795935248" calcext:value-type="float">
            <text:p>25.0128795935</text:p>
          </table:table-cell>
          <table:table-cell office:value-type="float" office:value="3.99794032614652" calcext:value-type="float">
            <text:p>3.9979403261</text:p>
          </table:table-cell>
          <table:table-cell office:value-type="string" calcext:value-type="string">
            <text:p>As Percentage of Total</text:p>
          </table:table-cell>
        </table:table-row>
        <table:table-row table:style-name="ro1">
          <table:table-cell office:value-type="string" calcext:value-type="string">
            <text:p>Project</text:p>
          </table:table-cell>
          <table:table-cell office:value-type="float" office:value="7511" calcext:value-type="float">
            <text:p>7511</text:p>
          </table:table-cell>
          <table:table-cell office:value-type="float" office:value="30.629609905472" calcext:value-type="float">
            <text:p>30.6296099055</text:p>
          </table:table-cell>
          <table:table-cell office:value-type="float" office:value="3.26481467797391" calcext:value-type="float">
            <text:p>3.264814678</text:p>
          </table:table-cell>
          <table:table-cell office:value-type="float" office:value="22.1877584780811" calcext:value-type="float">
            <text:p>22.1877584781</text:p>
          </table:table-cell>
        </table:table-row>
        <table:table-row table:style-name="ro1">
          <table:table-cell office:value-type="string" calcext:value-type="string">
            <text:p>Libraries</text:p>
          </table:table-cell>
          <table:table-cell office:value-type="float" office:value="26341" calcext:value-type="float">
            <text:p>26341</text:p>
          </table:table-cell>
          <table:table-cell office:value-type="float" office:value="23.4112979765385" calcext:value-type="float">
            <text:p>23.4112979765</text:p>
          </table:table-cell>
          <table:table-cell office:value-type="float" office:value="4.27144193799996" calcext:value-type="float">
            <text:p>4.271441938</text:p>
          </table:table-cell>
          <table:table-cell office:value-type="float" office:value="77.8122415219189" calcext:value-type="float">
            <text:p>77.812241521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ld</text:p>
          </table:table-cell>
          <table:table-cell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verall</text:p>
          </table:table-cell>
          <table:table-cell office:value-type="float" office:value="846736" calcext:value-type="float">
            <text:p>8467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ject</text:p>
          </table:table-cell>
          <table:table-cell office:value-type="float" office:value="230059" calcext:value-type="float">
            <text:p>230059</text:p>
          </table:table-cell>
          <table:table-cell table:number-columns-repeated="2"/>
          <table:table-cell office:value-type="float" office:value="27.1700978817483" calcext:value-type="float">
            <text:p>27.1700978817</text:p>
          </table:table-cell>
        </table:table-row>
        <table:table-row table:style-name="ro1">
          <table:table-cell office:value-type="string" calcext:value-type="string">
            <text:p>Libraries</text:p>
          </table:table-cell>
          <table:table-cell office:value-type="float" office:value="616677" calcext:value-type="float">
            <text:p>616677</text:p>
          </table:table-cell>
          <table:table-cell table:number-columns-repeated="2"/>
          <table:table-cell office:value-type="float" office:value="72.8299021182517" calcext:value-type="float">
            <text:p>72.82990211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5">00/00/0000</text:date>, <text:time style:data-style-name="N2" text:time-value="17:14:18.9213431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5T14:46:57.283729607</meta:creation-date>
    <meta:generator>LibreOffice/5.1.6.2$Linux_X86_64 LibreOffice_project/10m0$Build-2</meta:generator>
    <dc:date>2019-09-05T17:30:37.673142620</dc:date>
    <meta:editing-duration>PT1H24M2S</meta:editing-duration>
    <meta:editing-cycles>15</meta:editing-cycles>
    <meta:document-statistic meta:table-count="1" meta:cell-count="126" meta:object-count="0"/>
  </office:meta>
</office:document-meta>
</file>